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6e96" officeooo:paragraph-rsid="0018d94f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56e96" officeooo:paragraph-rsid="00156e96"/>
    </style:style>
    <style:style style:name="P4" style:family="paragraph" style:parent-style-name="Standard">
      <style:paragraph-properties fo:text-align="start" style:justify-single-word="false"/>
      <style:text-properties fo:language="pl" fo:country="PL" officeooo:rsid="00156e96" officeooo:paragraph-rsid="0018d94f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56e96" officeooo:paragraph-rsid="00156e96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56e96" officeooo:paragraph-rsid="00198999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bold" officeooo:rsid="00156e96" officeooo:paragraph-rsid="00156e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bold" officeooo:rsid="00169028" officeooo:paragraph-rsid="0016902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l" fo:country="PL" fo:font-weight="bold" officeooo:rsid="0018d94f" officeooo:paragraph-rsid="0020d8e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1df7a6" officeooo:paragraph-rsid="001df7a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69028" officeooo:paragraph-rsid="00169028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rsid="0018624e" officeooo:paragraph-rsid="0018624e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18d94f" officeooo:paragraph-rsid="0018d94f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1d7382" officeooo:paragraph-rsid="001d7382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1df7a6" officeooo:paragraph-rsid="001df7a6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1df7a6" officeooo:paragraph-rsid="001f9655"/>
    </style:style>
    <style:style style:name="P17" style:family="paragraph" style:parent-style-name="Standard">
      <style:paragraph-properties fo:text-align="start" style:justify-single-word="false"/>
      <style:text-properties fo:language="pl" fo:country="PL" fo:font-style="italic" officeooo:rsid="001df7a6" officeooo:paragraph-rsid="001df7a6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20d8e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18d94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pl" fo:country="PL" fo:font-style="normal" officeooo:rsid="0020dc01" officeooo:paragraph-rsid="0020dc01" style:font-style-asian="normal" style:font-style-complex="normal"/>
    </style:style>
    <style:style style:name="T1" style:family="text">
      <style:text-properties officeooo:rsid="001690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965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8d94f"/>
    </style:style>
    <style:style style:name="T6" style:family="text">
      <style:text-properties officeooo:rsid="00198999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18d94f"/>
    </style:style>
    <style:style style:name="T9" style:family="text">
      <style:text-properties fo:language="pl" fo:country="PL" officeooo:rsid="00198999"/>
    </style:style>
    <style:style style:name="T10" style:family="text">
      <style:text-properties officeooo:rsid="001ad1bc"/>
    </style:style>
    <style:style style:name="T11" style:family="text">
      <style:text-properties officeooo:rsid="001b3e39"/>
    </style:style>
    <style:style style:name="T12" style:family="text">
      <style:text-properties officeooo:rsid="001f9655"/>
    </style:style>
    <style:style style:name="T13" style:family="text">
      <style:text-properties officeooo:rsid="0020dc01"/>
    </style:style>
    <style:style style:name="T14" style:family="text">
      <style:text-properties officeooo:rsid="00214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</text:p>
      <text:p text:style-name="P2"><text:span text:style-name="T5">zad 2. - </text:span>Deklaracja języka</text:p>
      <text:p text:style-name="P2">Michał Woś, mw336071</text:p>
      <text:p text:style-name="P3"/>
      <text:p text:style-name="P3"/>
      <text:p text:style-name="P7">1. Wstęp</text:p>
      <text:p text:style-name="P4"/>
      <text:p text:style-name="P1"><text:span text:style-name="T7">"Trzon" języka wzorowany na C </text:span><text:span text:style-name="T8">(gcc 4.8.2, standard C99)</text:span><text:span text:style-name="T7">.  </text:span><text:span text:style-name="T9">Wzorowałem się na gramatyce</text:span><text:span text:style-name="T7"> C, </text:span><text:span text:style-name="T9">modyfikując</text:span><text:span text:style-name="T7">: </text:span><text:a xlink:type="simple" xlink:href="https://github.com/BNFC/bnfc/blob/master/examples/C/C.cf">https://github.com/BNFC/bnfc/blob/master/examples/C/C.cf</text:a></text:p>
      <text:p text:style-name="P15">W szczególności:</text:p>
      <text:p text:style-name="P15">- poprawiłem możliwość deklaracji pomiędzy wyrażeniami (w oryginale można deklarować zmienne tylko na początku bloków)</text:p>
      <text:p text:style-name="P15">- dodałem możliwość zagnieżdzania deklaracji funkcji jedna w drugiej.</text:p>
      <text:p text:style-name="P15">- dodałem typ Bool</text:p>
      <text:p text:style-name="P15">- dodałem print</text:p>
      <text:p text:style-name="P15">- usunąłem zbędne dla zadania konstrukcje</text:p>
      <text:p text:style-name="P14">Gramatyka w notacji Labeled BNF (plik <text:span text:style-name="T2">deklaracja.cf</text:span><text:span text:style-name="T4">).</text:span></text:p>
      <text:p text:style-name="P7"/>
      <text:p text:style-name="P7">2. Konstrukcje, które planuję zrealizować - w odwołaniu do sugerowanej listy wymagań:</text:p>
      <text:p text:style-name="P7"/>
      <text:p text:style-name="P5">„Na 8 pkt.”: 1, 2, 3, 4 <text:span text:style-name="T14">(while)</text:span>, 5, 6</text:p>
      <text:p text:style-name="P5">„Na 16 pkt.”: 1, 2, 3, 4, 5, 6 b), 6 d)</text:p>
      <text:p text:style-name="P6">„Na 20 pkt.”: 1, 2, 3, 4 <text:span text:style-name="T11">(funkcje)</text:span>, 5 <text:span text:style-name="T6">b), switch <text:s/></text:span></text:p>
      <text:p text:style-name="P6">„Na 24 pkt.”: 1, <text:span text:style-name="T1">2: break, continue </text:span></text:p>
      <text:p text:style-name="P5"/>
      <text:p text:style-name="P5"/>
      <text:p text:style-name="P7">3. Spośród wymienionych konstrukcji, nietypowe dla <text:span text:style-name="T10">wspomnianego standardu </text:span>C są:</text:p>
      <text:p text:style-name="P8"/>
      <text:p text:style-name="P11">- Jawne wypisywanie wartości na wyjście (instrukcja lub wbudowana procedura print).</text:p>
      <text:p text:style-name="P11">Działanie jak <text:span text:style-name="T2">puts</text:span><text:span text:style-name="T4"> w C, ale dla dowolnego typu.</text:span></text:p>
      <text:p text:style-name="P12"/>
      <text:p text:style-name="P12"/>
      <text:p text:style-name="P9">4. Przykładowe <text:span text:style-name="T6">poprawnie syntaktycznie </text:span>kody</text:p>
      <text:p text:style-name="P18">w <text:span text:style-name="T12">katalogu </text:span><text:span text:style-name="T3">sample-correct/</text:span></text:p>
      <text:p text:style-name="P19"/>
      <text:p text:style-name="P13"/>
      <text:p text:style-name="P10">5. Parser</text:p>
      <text:p text:style-name="P15">Ponieważ załączona gramatyka jest dość obszerna, załączam dodatkowo wygenerowany na jej podstawie parser <text:span text:style-name="T13">(pliki źródłowe haskella i zbudowaną z nich binarkę). </text:span></text:p>
      <text:p text:style-name="P16"/>
      <text:p text:style-name="P16">Uruchamianie: </text:p>
      <text:p text:style-name="P16"><text:span text:style-name="T2">./parser/Testdeklaracja nazwa_pliku_do_sprawdzenia_syntaxu</text:span></text:p>
      <text:p text:style-name="P15">np.: </text:p>
      <text:p text:style-name="P17">./parser/Testdeklaracja <text:span text:style-name="T12">sample-correct/</text:span>sample1.c</text:p>
      <text:p text:style-name="P17"/>
      <text:p text:style-name="P20">Gdyby binarka nie zadziałała to powinno wystarczyć:</text:p>
      <text:p text:style-name="P20">cd parser</text:p>
      <text:p text:style-name="P20">make clean</text:p>
      <text:p text:style-name="P20">mak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06:46.324596546</meta:creation-date>
    <dc:date>2015-04-13T03:29:39.257249811</dc:date>
    <meta:editing-duration>PT10H6M29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32" meta:word-count="205" meta:character-count="1439" meta:non-whitespace-character-count="1258"/>
  </office:meta>
</office:document-meta>
</file>